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918" officeooo:paragraph-rsid="00184918"/>
    </style:style>
    <style:style style:name="P2" style:family="paragraph" style:parent-style-name="Standard">
      <style:text-properties officeooo:rsid="00184918" officeooo:paragraph-rsid="00184918"/>
    </style:style>
    <style:style style:name="P3" style:family="paragraph" style:parent-style-name="Standard">
      <style:text-properties officeooo:rsid="001a87ef" officeooo:paragraph-rsid="001a87ef"/>
    </style:style>
    <style:style style:name="T1" style:family="text">
      <style:text-properties officeooo:rsid="001954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hn Ballard CIS 118 6.24.15</text:p>
      <text:p text:style-name="P3"/>
      <text:p text:style-name="P1"/>
      <text:p text:style-name="P1">1) What is a Compiled language ?</text:p>
      <text:p text:style-name="P1"><text:tab/>A compiled language is read by a compiler and then turned into machine code to be executed directly.</text:p>
      <text:p text:style-name="P1">2) What is an Interpreted language ?</text:p>
      <text:p text:style-name="P1"><text:tab/>An interpreted language is read as a text file and then executed by the interpreter itself.</text:p>
      <text:p text:style-name="P1">3) What are the different levels of programming Languages ?</text:p>
      <text:p text:style-name="P1"><text:tab/>High level languages are abstracted from hardware and conceptually easier to program in than a low level language which interacts directly with hardware.</text:p>
      <text:p text:style-name="P1">4) What is a CLI, How is it still used to write and compile programs ?</text:p>
      <text:p text:style-name="P1"><text:tab/>A Command Line Interface is a textual character based User Interface, and can run textual programs such as editors and compilers. </text:p>
      <text:p text:style-name="P1">5) What is the Purpose of an IDE ?</text:p>
      <text:p text:style-name="P1"><text:tab/>An Integrated Development Environment is an editor with compiler and debugger features built into it. Some people find it convenient when they prefer to use a graphical interface.</text:p>
      <text:p text:style-name="P1">6) What are the top 10 SDLC’s, what percentage is each used ?</text:p>
      <text:p text:style-name="P1">Initiation 2% → Concept Development 2%→ Planning 4%→ Requirement Anylysis %4 → Design %8 → Development <text:span text:style-name="T1">12%</text:span> → Integration and Testing <text:span text:style-name="T1">6%</text:span> → Implementation <text:span text:style-name="T1">6%</text:span>→ Operations and Maintenance <text:span text:style-name="T1">58%</text:span> → Disposition <text:span text:style-name="T1">2%</text:span></text:p>
      <text:p text:style-name="P1">7) What are 5 essential window in an IDE ?</text:p>
      <text:p text:style-name="P1"><text:tab/><text:span text:style-name="T1">Editor for code, Navigation pane for files, function and class tree of your program, compiler output window, debug or testing information window</text:span></text:p>
      <text:p text:style-name="P1">8) Which Level of programming language would you rather code in ? Why ?</text:p>
      <text:p text:style-name="P1"><text:tab/><text:span text:style-name="T1">High level languages when possible for speed and simplicity of development.</text:span></text:p>
      <text:p text:style-name="P1">9) What is the latest release of C++, what is it called and when was it released ?</text:p>
      <text:p text:style-name="P1"><text:tab/><text:span text:style-name="T1">The latest version of the C++ Language is C++11, because it was released in 2011.</text:span></text:p>
      <text:p text:style-name="P1">10) What is the Hierarchy of Programming Languages ?</text:p>
      <text:p text:style-name="P1"><text:tab/><text:span text:style-name="T1">High level languages at the top → low level languages → machine code → (on cisc: microcod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22:03:55.299137821</meta:creation-date>
    <dc:date>2015-06-24T23:53:43.477169879</dc:date>
    <meta:editing-duration>PT6M14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21" meta:word-count="321" meta:character-count="1824" meta:non-whitespace-character-count="1514"/>
  </office:meta>
</office:document-meta>
</file>